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191cm" fo:margin-top="0cm" fo:margin-bottom="0cm" table:align="left" style:writing-mode="lr-tb"/>
    </style:style>
    <style:style style:name="Tableau1.A" style:family="table-column">
      <style:table-column-properties style:column-width="7.992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a"/>
    </style:style>
    <style:style style:name="P1" style:family="paragraph" style:parent-style-name="Standard">
      <style:paragraph-properties fo:margin-left="0cm" fo:margin-right="0cm" fo:text-align="justify" style:justify-single-word="false" fo:text-indent="1.249cm" style:auto-text-indent="false"/>
      <style:text-properties fo:color="#000000" style:font-name="Times New Roman" fo:font-weight="normal" style:font-weight-asian="normal" style:font-name-complex="Times New Roman1" style:font-weight-complex="normal"/>
    </style:style>
    <style:style style:name="P2" style:family="paragraph" style:parent-style-name="Standard">
      <style:paragraph-properties fo:margin-left="0cm" fo:margin-right="0cm" fo:text-align="justify" style:justify-single-word="false" fo:text-indent="1.249cm" style:auto-text-indent="false"/>
      <style:text-properties fo:color="#000000" style:font-name="Times New Roman" style:text-underline-style="none" fo:font-weight="normal" style:font-weight-asian="normal" style:font-name-complex="Times New Roman1" style:font-weight-complex="normal"/>
    </style:style>
    <style:style style:name="P3" style:family="paragraph" style:parent-style-name="Standard">
      <style:paragraph-properties fo:margin-left="0cm" fo:margin-right="0cm" fo:text-align="justify" style:justify-single-word="false" fo:text-indent="1.249cm" style:auto-text-indent="false"/>
      <style:text-properties fo:color="#000000" style:font-name="Times New Roman" style:text-underline-style="none" fo:font-weight="bold" style:font-weight-asian="bold" style:font-name-complex="Times New Roman1" style:font-weight-complex="bold"/>
    </style:style>
    <style:style style:name="P4" style:family="paragraph" style:parent-style-name="Standard">
      <style:paragraph-properties fo:margin-left="0cm" fo:margin-right="0cm" fo:text-indent="1.249cm" style:auto-text-indent="false"/>
      <style:text-properties fo:color="#000000" style:font-name="Times New Roman" style:font-name-complex="Times New Roman1"/>
    </style:style>
    <style:style style:name="P5" style:family="paragraph" style:parent-style-name="Standard">
      <style:paragraph-properties fo:margin-left="0cm" fo:margin-right="0cm" fo:text-align="justify" style:justify-single-word="false" fo:text-indent="1.249cm" style:auto-text-indent="false"/>
      <style:text-properties fo:color="#000000" style:font-name="Times New Roman" style:font-name-complex="Times New Roman1"/>
    </style:style>
    <style:style style:name="P6" style:family="paragraph" style:parent-style-name="Standard">
      <style:paragraph-properties fo:margin-left="0cm" fo:margin-right="0cm" fo:text-indent="0cm" style:auto-text-indent="false"/>
      <style:text-properties fo:color="#000000"/>
    </style:style>
    <style:style style:name="P7" style:family="paragraph" style:parent-style-name="Standard">
      <style:paragraph-properties fo:margin-left="0cm" fo:margin-right="0cm" fo:text-align="justify" style:justify-single-word="false" fo:text-indent="0cm" style:auto-text-indent="false"/>
      <style:text-properties fo:color="#000000" fo:font-weight="normal" style:font-weight-asian="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color="#000000"/>
    </style:style>
    <style:style style:name="P9" style:family="paragraph" style:parent-style-name="Standard">
      <style:paragraph-properties fo:margin-left="0cm" fo:margin-right="0cm" fo:text-align="justify" style:justify-single-word="false" fo:text-indent="0cm" style:auto-text-indent="false"/>
      <style:text-properties fo:color="#000000" fo:font-weight="bold" style:font-weight-asian="bold" style:font-weight-complex="bold"/>
    </style:style>
    <style:style style:name="P10" style:family="paragraph" style:parent-style-name="Standard">
      <style:paragraph-properties fo:margin-left="0cm" fo:margin-right="0cm" fo:text-indent="0cm" style:auto-text-indent="false"/>
      <style:text-properties fo:color="#000000" style:font-name="Times New Roman"/>
    </style:style>
    <style:style style:name="P11" style:family="paragraph" style:parent-style-name="Standard">
      <style:paragraph-properties fo:margin-left="0cm" fo:margin-right="0cm" fo:text-align="justify" style:justify-single-word="false" fo:text-indent="0cm" style:auto-text-indent="false"/>
      <style:text-properties fo:color="#000000" style:font-name="Times New Roman" fo:font-weight="normal" style:font-weight-asian="normal"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color="#000000" style:font-name="Times New Roman" fo:font-weight="normal" style:font-weight-asian="normal" style:font-name-complex="Times New Roman1"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color="#000000"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fo:color="#000000" style:font-name="Times New Roman" style:text-underline-style="solid" style:text-underline-width="auto" style:text-underline-color="font-color" style:font-name-complex="Times New Roman1"/>
    </style:style>
    <style:style style:name="P15" style:family="paragraph" style:parent-style-name="Standard">
      <style:paragraph-properties fo:margin-left="0cm" fo:margin-right="0cm" fo:text-align="justify" style:justify-single-word="false" fo:text-indent="0cm" style:auto-text-indent="false"/>
      <style:text-properties fo:color="#000000" style:font-name="Times New Roman" style:text-underline-style="none" fo:font-weight="normal" style:font-weight-asian="normal" style:font-name-complex="Times New Roman1" style:font-weight-complex="normal"/>
    </style:style>
    <style:style style:name="P16" style:family="paragraph" style:parent-style-name="Standard">
      <style:paragraph-properties fo:margin-left="0cm" fo:margin-right="0cm" fo:text-indent="0cm" style:auto-text-indent="false"/>
      <style:text-properties fo:color="#000000" style:font-name="Times New Roman" style:text-underline-style="none" fo:font-weight="bold" style:font-weight-asian="bold" style:font-name-complex="Times New Roman1"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color="#000000" style:font-name="Times New Roman" style:text-underline-style="none" fo:font-weight="bold" style:font-weight-asian="bold" style:font-name-complex="Times New Roman1" style:font-weight-complex="bold"/>
    </style:style>
    <style:style style:name="P18" style:family="paragraph" style:parent-style-name="Standard">
      <style:paragraph-properties fo:margin-left="0cm" fo:margin-right="0cm" fo:text-indent="0cm" style:auto-text-indent="false"/>
      <style:text-properties fo:color="#000000" style:font-name="Times New Roman" fo:font-weight="bold" style:font-weight-asian="bold" style:font-name-complex="Times New Roman1"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color="#000000" style:font-name="Times New Roman" fo:font-weight="bold" style:font-weight-asian="bold" style:font-name-complex="Times New Roman1" style:font-weight-complex="bold"/>
    </style:style>
    <style:style style:name="P20"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21" style:family="paragraph" style:parent-style-name="Standard">
      <style:paragraph-properties fo:margin-left="0cm" fo:margin-right="0cm" fo:text-align="justify" style:justify-single-word="false" fo:text-indent="0cm" style:auto-text-indent="false"/>
      <style:text-properties fo:color="#000000" style:font-name="Times New Roman" style:font-name-complex="Times New Roman1"/>
    </style:style>
    <style:style style:name="P22" style:family="paragraph" style:parent-style-name="Standard">
      <style:paragraph-properties fo:margin-left="0cm" fo:margin-right="0cm" fo:text-align="justify" style:justify-single-word="false" fo:text-indent="0cm" style:auto-text-indent="false"/>
      <style:text-properties fo:color="#000000" style:font-name="Times New Roman" fo:font-style="italic" style:text-underline-style="solid" style:text-underline-width="auto" style:text-underline-color="font-color" fo:font-weight="normal" style:font-style-asian="italic" style:font-weight-asian="normal" style:font-name-complex="Times New Roman1" style:font-style-complex="italic"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color="#000000" style:font-name="Times New Roman" fo:font-style="normal" style:text-underline-style="none" fo:font-weight="bold" officeooo:paragraph-rsid="00155c19" style:font-style-asian="normal" style:font-weight-asian="bold" style:font-name-complex="Times New Roman1" style:font-style-complex="normal" style:font-weight-complex="bold"/>
    </style:style>
    <style:style style:name="P24" style:family="paragraph" style:parent-style-name="Standard">
      <style:paragraph-properties fo:margin-left="0cm" fo:margin-right="0cm" fo:text-align="justify" style:justify-single-word="false" fo:text-indent="0cm" style:auto-text-indent="false"/>
      <style:text-properties fo:color="#000000" style:font-name="Times New Roman" fo:font-style="normal" style:text-underline-style="none" fo:font-weight="normal" officeooo:paragraph-rsid="00155c19" style:font-style-asian="normal" style:font-weight-asian="normal" style:font-name-complex="Times New Roman1"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fo:color="#000000" style:font-name="Times New Roman" fo:font-style="normal" style:text-underline-style="none" fo:font-weight="normal" officeooo:paragraph-rsid="00163af8" style:font-style-asian="normal" style:font-weight-asian="normal" style:font-name-complex="Times New Roman1"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fo:color="#000000" fo:font-style="normal" style:text-underline-style="none" fo:font-weight="normal" officeooo:paragraph-rsid="00155c19"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color="#000000" style:font-name="Times New Roman" fo:font-size="14pt" fo:font-weight="bold"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color="#000000" style:font-name="Times New Roman" fo:font-weight="normal" style:font-weight-asian="normal" style:font-weight-complex="normal"/>
    </style:style>
    <style:style style:name="P29" style:family="paragraph" style:parent-style-name="Standard">
      <style:text-properties fo:color="#000000" style:font-name="Times New Roman" style:text-underline-style="none" style:font-name-complex="Times New Roman1"/>
    </style:style>
    <style:style style:name="P30" style:family="paragraph" style:parent-style-name="Standard">
      <style:paragraph-properties fo:text-align="justify" style:justify-single-word="false"/>
      <style:text-properties fo:color="#000000" style:font-name="Times New Roman" style:text-underline-style="none" fo:font-weight="normal" style:font-weight-asian="normal" style:font-name-complex="Times New Roman1" style:font-weight-complex="normal"/>
    </style:style>
    <style:style style:name="P31" style:family="paragraph" style:parent-style-name="Standard">
      <style:text-properties fo:color="#000000" style:font-name="Times New Roman" style:text-underline-style="none" fo:font-weight="bold" style:font-weight-asian="bold" style:font-name-complex="Times New Roman1" style:font-weight-complex="bold"/>
    </style:style>
    <style:style style:name="P32" style:family="paragraph" style:parent-style-name="Standard">
      <style:paragraph-properties fo:text-align="justify" style:justify-single-word="false"/>
      <style:text-properties fo:color="#000000" style:font-name="Times New Roman" style:text-underline-style="none" fo:font-weight="bold" style:font-weight-asian="bold" style:font-name-complex="Times New Roman1" style:font-weight-complex="bold"/>
    </style:style>
    <style:style style:name="P33" style:family="paragraph" style:parent-style-name="Standard">
      <style:paragraph-properties fo:text-align="justify" style:justify-single-word="false"/>
      <style:text-properties fo:color="#000000" style:font-name="Times New Roman" style:text-underline-style="solid" style:text-underline-width="auto" style:text-underline-color="font-color" fo:font-weight="normal" style:font-weight-asian="normal" style:font-name-complex="Times New Roman1" style:font-weight-complex="normal"/>
    </style:style>
    <style:style style:name="P34" style:family="paragraph" style:parent-style-name="Standard">
      <style:paragraph-properties fo:text-align="justify" style:justify-single-word="false"/>
      <style:text-properties fo:color="#000000" style:font-name="Times New Roman" fo:font-style="italic" style:text-underline-style="solid" style:text-underline-width="auto" style:text-underline-color="font-color" style:font-style-asian="italic" style:font-name-complex="Times New Roman1" style:font-style-complex="italic"/>
    </style:style>
    <style:style style:name="P35" style:family="paragraph" style:parent-style-name="Standard">
      <style:paragraph-properties fo:text-align="justify" style:justify-single-word="false"/>
      <style:text-properties fo:color="#000000" style:font-name="Times New Roman" fo:font-style="normal" style:text-underline-style="none" style:font-style-asian="normal" style:font-name-complex="Times New Roman1" style:font-style-complex="normal"/>
    </style:style>
    <style:style style:name="P36" style:family="paragraph" style:parent-style-name="Standard">
      <style:paragraph-properties fo:text-align="justify" style:justify-single-word="false"/>
      <style:text-properties fo:color="#000000" style:font-name="Times New Roman" style:font-name-complex="Times New Roman1"/>
    </style:style>
    <style:style style:name="P37" style:family="paragraph" style:parent-style-name="Standard">
      <style:paragraph-properties fo:text-align="justify" style:justify-single-word="false"/>
      <style:text-properties fo:color="#000000"/>
    </style:style>
    <style:style style:name="P38" style:family="paragraph" style:parent-style-name="Standard">
      <style:paragraph-properties fo:text-align="justify" style:justify-single-word="false"/>
      <style:text-properties fo:color="#000000" fo:font-style="normal" style:text-underline-style="none" style:font-style-asian="normal" style:font-style-complex="normal"/>
    </style:style>
    <style:style style:name="P39" style:family="paragraph" style:parent-style-name="Standard">
      <style:paragraph-properties fo:margin-top="0cm" fo:margin-bottom="0cm" loext:contextual-spacing="false" fo:line-height="100%"/>
      <style:text-properties fo:color="#000000" style:font-name="Times New Roman" style:font-name-complex="Times New Roman1"/>
    </style:style>
    <style:style style:name="P40" style:family="paragraph" style:parent-style-name="Standard">
      <style:paragraph-properties fo:margin-left="1.249cm" fo:margin-right="0cm" fo:text-indent="0cm" style:auto-text-indent="false"/>
      <style:text-properties fo:color="#000000" style:font-name="Times New Roman" style:font-name-complex="Times New Roman1"/>
    </style:style>
    <style:style style:name="P41" style:family="paragraph" style:parent-style-name="Standard">
      <style:paragraph-properties fo:margin-left="0cm" fo:margin-right="0cm" fo:text-indent="1.251cm" style:auto-text-indent="false"/>
      <style:text-properties fo:color="#000000" style:font-name="Times New Roman" style:font-name-complex="Times New Roman1"/>
    </style:style>
    <style:style style:name="P42"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name-complex="Times New Roman1" style:font-weight-complex="normal"/>
    </style:style>
    <style:style style:name="P43" style:family="paragraph" style:parent-style-name="Standard" style:list-style-name="L2">
      <style:paragraph-properties fo:text-align="justify" style:justify-single-word="false"/>
      <style:text-properties fo:color="#000000" style:font-name="Times New Roman" style:text-underline-style="none" fo:font-weight="normal" style:font-weight-asian="normal" style:font-name-complex="Times New Roman1" style:font-weight-complex="normal"/>
    </style:style>
    <style:style style:name="P44" style:family="paragraph" style:parent-style-name="Standard" style:list-style-name="L3">
      <style:paragraph-properties fo:text-align="justify" style:justify-single-word="false"/>
      <style:text-properties fo:color="#000000" style:font-name="Times New Roman" style:text-underline-style="none" fo:font-weight="normal" style:font-weight-asian="normal" style:font-name-complex="Times New Roman1" style:font-weight-complex="normal"/>
    </style:style>
    <style:style style:name="P45" style:family="paragraph" style:parent-style-name="Standard" style:list-style-name="L4">
      <style:paragraph-properties fo:text-align="justify" style:justify-single-word="false"/>
      <style:text-properties fo:color="#000000" style:font-name="Times New Roman" style:text-underline-style="none" fo:font-weight="bold" style:font-weight-asian="bold" style:font-name-complex="Times New Roman1" style:font-weight-complex="bold"/>
    </style:style>
    <style:style style:name="P46" style:family="paragraph" style:parent-style-name="Standard" style:list-style-name="L6">
      <style:paragraph-properties fo:text-align="justify" style:justify-single-word="false"/>
      <style:text-properties fo:color="#000000" style:font-name="Times New Roman" style:text-underline-style="none" fo:font-weight="bold" style:font-weight-asian="bold" style:font-name-complex="Times New Roman1" style:font-weight-complex="bold"/>
    </style:style>
    <style:style style:name="P47" style:family="paragraph" style:parent-style-name="Standard" style:list-style-name="L9">
      <style:paragraph-properties fo:text-align="justify" style:justify-single-word="false"/>
      <style:text-properties fo:color="#000000" style:font-name="Times New Roman" style:text-underline-style="none" fo:font-weight="bold" style:font-weight-asian="bold" style:font-name-complex="Times New Roman1" style:font-weight-complex="bold"/>
    </style:style>
    <style:style style:name="P48" style:family="paragraph" style:parent-style-name="Standard" style:list-style-name="L2">
      <style:paragraph-properties fo:text-align="justify" style:justify-single-word="false"/>
      <style:text-properties fo:color="#000000" style:font-name="Times New Roman" fo:font-weight="normal" style:font-weight-asian="normal" style:font-weight-complex="normal"/>
    </style:style>
    <style:style style:name="P49" style:family="paragraph" style:parent-style-name="Standard">
      <style:paragraph-properties fo:text-align="justify" style:justify-single-word="false"/>
      <style:text-properties fo:color="#000000" style:font-name="Times New Roman" style:text-underline-style="solid" style:text-underline-width="auto" style:text-underline-color="font-color" fo:font-weight="bold" officeooo:rsid="001937b7" officeooo:paragraph-rsid="001937b7" style:font-weight-asian="bold" style:font-name-complex="Times New Roman1" style:font-weight-complex="bold"/>
    </style:style>
    <style:style style:name="P50" style:family="paragraph" style:parent-style-name="Standard">
      <style:paragraph-properties fo:text-align="justify" style:justify-single-word="false"/>
      <style:text-properties fo:color="#000000" style:font-name="Times New Roman" style:text-underline-style="solid" style:text-underline-width="auto" style:text-underline-color="font-color" fo:font-weight="bold" officeooo:rsid="001b4422" officeooo:paragraph-rsid="001b4422" style:font-weight-asian="bold" style:font-name-complex="Times New Roman1" style:font-weight-complex="bold"/>
    </style:style>
    <style:style style:name="P51" style:family="paragraph" style:parent-style-name="Standard" style:list-style-name="L5">
      <style:paragraph-properties fo:margin-left="0cm" fo:margin-right="0cm" fo:text-align="justify" style:justify-single-word="false" fo:text-indent="0cm" style:auto-text-indent="false"/>
      <style:text-properties fo:color="#000000" style:font-name="Times New Roman" style:font-name-complex="Times New Roman1"/>
    </style:style>
    <style:style style:name="P52" style:family="paragraph" style:parent-style-name="Standard" style:list-style-name="L7">
      <style:paragraph-properties fo:margin-left="0cm" fo:margin-right="0cm" fo:text-align="justify" style:justify-single-word="false" fo:text-indent="0cm" style:auto-text-indent="false"/>
      <style:text-properties fo:color="#000000" style:font-name="Times New Roman" style:text-underline-style="none" fo:font-weight="normal" style:font-weight-asian="normal" style:font-name-complex="Times New Roman1" style:font-weight-complex="normal"/>
    </style:style>
    <style:style style:name="P53" style:family="paragraph" style:parent-style-name="Standard" style:list-style-name="L8">
      <style:paragraph-properties fo:margin-left="0cm" fo:margin-right="0cm" fo:text-align="justify" style:justify-single-word="false" fo:text-indent="0cm" style:auto-text-indent="false"/>
      <style:text-properties fo:color="#000000" style:font-name="Times New Roman" style:text-underline-style="none" fo:font-weight="normal" style:font-weight-asian="normal" style:font-name-complex="Times New Roman1" style:font-weight-complex="normal"/>
    </style:style>
    <style:style style:name="P54" style:family="paragraph" style:parent-style-name="List_20_Paragraph" style:list-style-name="WWNum1">
      <style:paragraph-properties fo:margin-left="0cm" fo:margin-right="0cm" fo:text-indent="0cm" style:auto-text-indent="false"/>
      <style:text-properties fo:color="#000000"/>
    </style:style>
    <style:style style:name="P55" style:family="paragraph" style:parent-style-name="List_20_Paragraph" style:list-style-name="WWNum1">
      <style:paragraph-properties fo:margin-left="0cm" fo:margin-right="0cm" fo:text-align="justify" style:justify-single-word="false" fo:text-indent="1.249cm" style:auto-text-indent="false"/>
      <style:text-properties fo:color="#000000" fo:font-weight="normal" style:font-weight-asian="normal"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63af8" style:font-name-complex="Times New Roman1"/>
    </style:style>
    <style:style style:name="T3" style:family="text">
      <style:text-properties style:font-name="Times New Roman" fo:font-style="italic" style:font-style-asian="italic" style:font-name-complex="Times New Roman1" style:font-style-complex="italic"/>
    </style:style>
    <style:style style:name="T4" style:family="text">
      <style:text-properties style:font-name="Times New Roman" fo:font-style="italic" style:text-underline-style="solid" style:text-underline-width="auto" style:text-underline-color="font-color" style:font-style-asian="italic" style:font-name-complex="Times New Roman1" style:font-style-complex="italic"/>
    </style:style>
    <style:style style:name="T5" style:family="text">
      <style:text-properties style:font-name="Times New Roman" style:text-underline-style="solid" style:text-underline-width="auto" style:text-underline-color="font-color" style:font-name-complex="Times New Roman1"/>
    </style:style>
    <style:style style:name="T6" style:family="text">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T7" style:family="text">
      <style:text-properties style:font-name="Times New Roman" style:text-underline-style="none" style:font-name-complex="Times New Roman1"/>
    </style:style>
    <style:style style:name="T8" style:family="text">
      <style:text-properties style:font-name="Times New Roman" style:text-underline-style="none" fo:font-weight="normal" style:font-weight-asian="normal" style:font-name-complex="Times New Roman1" style:font-weight-complex="normal"/>
    </style:style>
    <style:style style:name="T9" style:family="text">
      <style:text-properties style:font-name="Times New Roman" style:text-underline-style="none" fo:font-weight="bold" style:font-weight-asian="bold" style:font-name-complex="Times New Roman1" style:font-weight-complex="bold"/>
    </style:style>
    <style:style style:name="T10" style:family="text">
      <style:text-properties style:text-underline-style="none" style:font-name-complex="Times New Roman1"/>
    </style:style>
    <style:style style:name="T11" style:family="text">
      <style:text-properties style:text-underline-style="none" fo:font-weight="normal" style:font-weight-asian="normal" style:font-name-complex="Times New Roman1"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name-complex="Times New Roman1" style:font-weight-complex="bold"/>
    </style:style>
    <style:style style:name="T14" style:family="text">
      <style:text-properties style:text-underline-style="none" fo:font-weight="bold" style:font-weight-asian="bold" style:font-weight-complex="bold"/>
    </style:style>
    <style:style style:name="T15" style:family="text">
      <style:text-properties style:text-position="super 58%" style:text-underline-style="none" style:font-name-complex="Times New Roman1"/>
    </style:style>
    <style:style style:name="T16" style:family="text">
      <style:text-properties style:text-position="super 58%" style:text-underline-style="none" fo:font-weight="normal" style:font-weight-asian="normal" style:font-name-complex="Times New Roman1" style:font-weight-complex="normal"/>
    </style:style>
    <style:style style:name="T17" style:family="text">
      <style:text-properties style:text-position="super 58%" style:font-name-complex="Times New Roman1"/>
    </style:style>
    <style:style style:name="T18" style:family="text">
      <style:text-properties style:text-underline-style="solid" style:text-underline-width="auto" style:text-underline-color="font-color" style:font-name-complex="Times New Roman1"/>
    </style:style>
    <style:style style:name="T19" style:family="text">
      <style:text-properties style:text-underline-style="solid" style:text-underline-width="auto" style:text-underline-color="font-color" fo:font-weight="bold" style:font-weight-asian="bold" style:font-name-complex="Times New Roman1" style:font-weight-complex="bold"/>
    </style:style>
    <style:style style:name="T20" style:family="text">
      <style:text-properties style:font-name="Symbol" style:font-name-complex="Times New Roman1"/>
    </style:style>
    <style:style style:name="T21" style:family="text">
      <style:text-properties fo:font-style="italic" style:font-style-asian="italic" style:font-name-complex="Times New Roman1" style:font-style-complex="italic"/>
    </style:style>
    <style:style style:name="T22" style:family="text">
      <style:text-properties fo:font-style="italic" style:text-underline-style="none" style:font-style-asian="italic" style:font-name-complex="Times New Roman1" style:font-style-complex="italic"/>
    </style:style>
    <style:style style:name="T23" style:family="text">
      <style:text-properties fo:font-style="italic" fo:font-weight="normal" style:font-style-asian="italic" style:font-weight-asian="normal" style:font-name-complex="Times New Roman1" style:font-style-complex="italic" style:font-weight-complex="normal"/>
    </style:style>
    <style:style style:name="T24" style:family="text">
      <style:text-properties fo:font-style="italic" style:text-underline-style="solid" style:text-underline-width="auto" style:text-underline-color="font-color" style:font-style-asian="italic" style:font-name-complex="Times New Roman1" style:font-style-complex="italic"/>
    </style:style>
    <style:style style:name="T25" style:family="text">
      <style:text-properties fo:font-style="normal" style:font-style-asian="normal" style:font-name-complex="Times New Roman1" style:font-style-complex="normal"/>
    </style:style>
    <style:style style:name="T26" style:family="text">
      <style:text-properties fo:font-weight="bold" style:font-weight-asian="bold" style:font-name-complex="Times New Roman1" style:font-weight-complex="bold"/>
    </style:style>
    <style:style style:name="T27" style:family="text">
      <style:text-properties style:font-name-complex="Times New Roman1"/>
    </style:style>
    <style:style style:name="T28" style:family="text">
      <style:text-properties fo:color="#579d1c" style:font-name="Times New Roman" style:text-underline-style="none" fo:font-weight="bold" style:font-weight-asian="bold" style:font-name-complex="Times New Roman1" style:font-weight-complex="bold"/>
    </style:style>
    <style:style style:name="T29" style:family="text">
      <style:text-properties fo:color="#579d1c" style:font-name="Times New Roman" style:font-name-complex="Times New Roman1"/>
    </style:style>
    <style:style style:name="T30" style:family="text">
      <style:text-properties fo:color="#579d1c" style:text-underline-style="none" style:font-name-complex="Times New Roman1"/>
    </style:style>
    <style:style style:name="T31" style:family="text">
      <style:text-properties fo:font-weight="normal" style:font-weight-asian="normal" style:font-weight-complex="normal"/>
    </style:style>
    <style:style style:name="T32" style:family="text">
      <style:text-properties officeooo:rsid="00150bbb"/>
    </style:style>
    <style:style style:name="T33" style:family="text">
      <style:text-properties officeooo:rsid="001b44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LP <text:span text:style-name="T32">8</text:span> : Transmission de l'information</text:p>
      <text:p text:style-name="P49">ATTENTION PROGRAMME A CHANGE, FAUT SE PLACE EN ST<text:span text:style-name="T33">L</text:span> JE PENSE</text:p>
      <text:p text:style-name="P50">CF lecon ESTELLE LA BEST</text:p>
      <text:p text:style-name="P28"><text:span text:style-name="T18">Élément imposé</text:span><text:span text:style-name="T10"> : Câble ethernet, fibre optique, onde hertzienne, optimisation de transmission, cable coaxiale</text:span></text:p>
      <text:p text:style-name="P33"/>
      <text:p text:style-name="P28"><text:span text:style-name="T18">Niveau </text:span><text:span text:style-name="T10">: TS</text:span></text:p>
      <text:p text:style-name="P30"/>
      <text:p text:style-name="P28"><text:span text:style-name="T18">Biblio</text:span><text:span text:style-name="T10"> : </text:span></text:p>
      <text:list xml:id="list1781638671" text:style-name="L1">
        <text:list-item>
          <text:p text:style-name="P42">Hachette TS</text:p>
        </text:list-item>
        <text:list-item>
          <text:p text:style-name="P42">Microméga TS</text:p>
        </text:list-item>
      </text:list>
      <text:p text:style-name="P30"/>
      <text:p text:style-name="P28"><text:span text:style-name="T18">Prérequis</text:span><text:span text:style-name="T10"> : </text:span></text:p>
      <text:list xml:id="list820992035" text:style-name="L2">
        <text:list-item>
          <text:p text:style-name="P43">Onde : double périodicité, relation longueur d'onde fréquence, propagation, intensité sonore (TS)</text:p>
        </text:list-item>
        <text:list-item>
          <text:p text:style-name="P43">Ondes électromagnétiques (TS)</text:p>
        </text:list-item>
        <text:list-item>
          <text:p text:style-name="P43">Notion d'énergie et de puissance (TS)</text:p>
        </text:list-item>
        <text:list-item>
          <text:p text:style-name="P48"><text:span text:style-name="T10">Optique : reflexion/refraction, loi de Snell-Descartes (2</text:span><text:span text:style-name="T15">nd</text:span><text:span text:style-name="T10">)</text:span></text:p>
        </text:list-item>
        <text:list-item>
          <text:p text:style-name="P43">Incertitudes</text:p>
        </text:list-item>
        <text:list-item>
          <text:p text:style-name="P43">Numérisation d'un signal (TS)</text:p>
        </text:list-item>
      </text:list>
      <text:p text:style-name="P30"/>
      <text:p text:style-name="P28"><text:span text:style-name="T10"><text:tab/></text:span><text:span text:style-name="T18">Intro pédagogique</text:span></text:p>
      <text:p text:style-name="P12">Leçon qui intervient dans le thème AGIR (défis du XXIe s.), en Terminale S, mais également en STI2D (Sciences et technologies de l’industrie et du développement durable). Ici étudiée en TS, où elle s’inscrit dans une séquence axée sur l’information (Numérisation, transmission et stockage).Elève invité à agir. </text:p>
      <text:p text:style-name="P11"><text:span text:style-name="T27">1</text:span><text:span text:style-name="T17">ère</text:span><text:span text:style-name="T27"> partie numérisation ; puis dans un 2</text:span><text:span text:style-name="T17">nd</text:span><text:span text:style-name="T27"> plan ce chapitre davantage axé sur la transmission ; et enfin le stockage de l’info qui pourrait constituer l’objet de la leçon suivante. C’est davantage un chapitre d’ouverture, traité en fin d’année scolaire, où il y a moins de connaissances à retenir impérativement, mais plutôt des généralités qu’il faut garder en tête.</text:span></text:p>
      <text:p text:style-name="P15">Le chapitre fait appel à un certain nombre de prérequis en optique notamment (Lois de Snell-Descartes) abordées dès la seconde, ainsi que sur les ondes (période, longueur d’onde, ...) en seconde et ondes électromagnétiques (plutôt terminale S avec des notions en première sur les champs électrique et magnétique.</text:p>
      <text:p text:style-name="P15">Difficultés : surtout mathématiques : conversion, log </text:p>
      <text:p text:style-name="P30">TP : transmettre des infos par fibre optique Act3 p544 Hachette (Qualitatif) ; détermination d’une atténuation pour un câble coaxial (Quantitatif)</text:p>
      <text:p text:style-name="P30">TD : approche documentaire plutôt car le chapitre s’y prête mieux, identifier les différents éléments d’une chaîne de transmission + travail sur des objets de la maison : élaboration d’une chaîne de transmission de l’information</text:p>
      <text:p text:style-name="P32"/>
      <text:p text:style-name="P32"><text:tab/>Introduction</text:p>
      <text:p text:style-name="P12">Depuis ses débuts, l’homme a besoin de cet élément essentiel qu’est la communication pour interagir avec ses semblables. Il a alors continuellement cherché des moyens de communiquer à plus ou moins longue distance. </text:p>
      <text:p text:style-name="P1">=&gt; Indiens, signaux fumée</text:p>
      <text:p text:style-name="P1">=&gt; Évolution</text:p>
      <text:p text:style-name="P1">=&gt; Téléphone, Progrès informatique et en termes de numérisation notamment, l’avènement plus récent de la téléphonie mobile, et de la communication sans fil ; et de la fibre optique que l’on retrouve dans des applications variées allant de la télécommunication au domaine médical (diagnostics et traitement de maladies tq cancer).</text:p>
      <text:p text:style-name="P12">Au XXIe siècle, réseau de communication très développé. La transmission et réception des <text:soft-page-break/>informations constitue une évolution technologique spectaculaire de ces 20 dernières années.</text:p>
      <text:p text:style-name="P12">Pour se faire une idée de l’importance de la transmission de l’information, on peut citer le chiffre d’affaire de Google, entreprise dont le modèle économique est entièrement basé sur le stockage et l’accès à l’information, ce dernier s’élevait à 162 milliards de dollars en 2019. (PIB de la Hongrie !)</text:p>
      <text:p text:style-name="P12">L’information constitue également un enjeu économique majeur. Il faut être capable de la partager le plus rapidement possible et à grande distance.</text:p>
      <text:p text:style-name="P12">On peut s’interroger sur quels principes repose cette transmission. Dans cette leçon, on va étudier la transmission de l’info, au sein d’une chaîne de transmission tout d’abord, puis à travers différents modes de transmission selon les signaux.</text:p>
      <text:p text:style-name="P15"/>
      <text:p text:style-name="P28"><text:span text:style-name="T18">Objectifs</text:span><text:span text:style-name="T10"> : </text:span></text:p>
      <text:list xml:id="list1358880813" text:style-name="L3">
        <text:list-item>
          <text:p text:style-name="P44">Identifier les différents éléments intervenant dans une chaîne de transmission de l'info.</text:p>
        </text:list-item>
        <text:list-item>
          <text:p text:style-name="P44">Exploiter les infos extraites afin de comparer les différentes notions de transmission.</text:p>
        </text:list-item>
      </text:list>
      <text:p text:style-name="P30"/>
      <text:list xml:id="list2317527268" text:style-name="L4">
        <text:list-item>
          <text:p text:style-name="P45">Chaîne de transmission</text:p>
        </text:list-item>
      </text:list>
      <text:p text:style-name="P19"><text:tab/>A. Définitions </text:p>
      <text:p text:style-name="P19"/>
      <text:p text:style-name="P11"><text:span text:style-name="T22">Information</text:span><text:span text:style-name="T10"> : (du latin </text:span><text:span text:style-name="T22">informare</text:span><text:span text:style-name="T10">, donner forme à) élément de connaissance codé à l’aide de règles communes à un ensemble d’utilisateurs (langage, écriture, …)</text:span></text:p>
      <text:p text:style-name="P11"><text:span text:style-name="T10">L’information est transmise par l’intermédiaire d’une </text:span><text:span text:style-name="T19">chaîne de transmission</text:span><text:span text:style-name="T10">.</text:span></text:p>
      <text:p text:style-name="P15">Exemple guide : beethoven + le téléphone lors d'un appel (slide)</text:p>
      <text:p text:style-name="P15">microphone =&gt; convertit les signaux sonores de la voix en signaux électriques analogiques. =&gt; acheminement jusqu’à un autre tél analogique par le biais de lignes téléphoniques (=canal de transmission). Le haut-parleur du second téléphone convertit la tension en un son (=décodeur) .</text:p>
      <text:p text:style-name="P18"/>
      <text:p text:style-name="P10"><text:span text:style-name="T23">Encodeur</text:span><text:span text:style-name="T26"> :</text:span><text:span text:style-name="T27"> </text:span><text:span text:style-name="T25">dispositif qui va convertir l’information en signal électrique analogique.</text:span></text:p>
      <text:p text:style-name="P11"><text:span text:style-name="T22">Canal de transmission</text:span><text:span text:style-name="T13"> :</text:span><text:span text:style-name="T10"> ce qui permet de transmettre les infos de l’émetteur au récepteur. Constitué de l’émetteur et le récepteur, l’information transmise, et le milieu de transmission</text:span></text:p>
      <text:p text:style-name="P32"/>
      <text:p text:style-name="P30">Différents types de signaux : ondes sonores, électromagnétique, signaux électriques</text:p>
      <text:p text:style-name="P32"/>
      <table:table table:name="Tableau1" table:style-name="Tableau1">
        <table:table-column table:style-name="Tableau1.A" table:number-columns-repeated="2"/>
        <table:table-row table:style-name="Tableau1.1">
          <table:table-cell table:style-name="Tableau1.A1" office:value-type="string">
            <text:p text:style-name="P39">atmosphère</text:p>
          </table:table-cell>
          <table:table-cell table:style-name="Tableau1.A1" office:value-type="string">
            <text:p text:style-name="P39">son, ultrason, oem</text:p>
          </table:table-cell>
        </table:table-row>
        <table:table-row table:style-name="Tableau1.1">
          <table:table-cell table:style-name="Tableau1.A1" office:value-type="string">
            <text:p text:style-name="P39">câbles électriques</text:p>
          </table:table-cell>
          <table:table-cell table:style-name="Tableau1.A1" office:value-type="string">
            <text:p text:style-name="P39">signaux électriques</text:p>
          </table:table-cell>
        </table:table-row>
        <table:table-row table:style-name="Tableau1.1">
          <table:table-cell table:style-name="Tableau1.A1" office:value-type="string">
            <text:p text:style-name="P39">fibre optique</text:p>
          </table:table-cell>
          <table:table-cell table:style-name="Tableau1.A1" office:value-type="string">
            <text:p text:style-name="P39">oem</text:p>
          </table:table-cell>
        </table:table-row>
      </table:table>
      <text:p text:style-name="P30"/>
      <text:p text:style-name="P19"><text:tab/>B. Caractéristiques</text:p>
      <text:p text:style-name="P12"/>
      <text:p text:style-name="P12">- Atténuation : Pr est plus faible que Pe, Facteur d'atténuation :A=Pr/Pe et AdB = 10log(Pr/Pe)</text:p>
      <text:list xml:id="list1985188491" text:style-name="L5">
        <text:list-header>
          <text:p text:style-name="P51">- Coefficient d'atténuation linéique : αdB = AdB/L, avec L la longueur séparant l'émetteur du récepteur (en m)</text:p>
          <text:p text:style-name="P51">- Débit binaire = quantité de données numériques transmises par unité de temps : D = n/Δt, avec n nombre de bits transmis pendant <text:s/>Δt</text:p>
        </text:list-header>
      </text:list>
      <text:p text:style-name="P30"/>
      <text:p text:style-name="P28"><text:span text:style-name="T24">Transition</text:span><text:span text:style-name="T10"> :</text:span><text:span text:style-name="T18"> </text:span><text:span text:style-name="T10">On va s'intéresser au canl de transmission et voir comment on peut jouer sur ce dernier pour transmettre aux mieux l'information. La propagation des ondes peut se faire de deux manières.</text:span></text:p>
      <text:p text:style-name="P30"/>
      <text:list xml:id="list4293896055" text:style-name="L6">
        <text:list-item>
          <text:p text:style-name="P46">Propagation libre des ondes hertziennes</text:p>
        </text:list-item>
      </text:list>
      <text:p text:style-name="P21">=&gt; signal se propage librement dans l’espace. </text:p>
      <text:p text:style-name="P21">Cas des ondes hertziennes qui sont des oem émises par les antennes et qui se propagent dans toutes les directions de l’espace d’un E à un R.</text:p>
      <text:p text:style-name="P13"><text:span text:style-name="T18">Remarque :</text:span><text:span text:style-name="T27"> elles n’ont pas besoin de milieu matériel pour se déplacer et ne nécessitent donc pas de fil de transmission.</text:span></text:p>
      <text:p text:style-name="P13"><text:soft-page-break/><text:span text:style-name="T11">ODG : Domaine : 10</text:span><text:span text:style-name="T16">-3</text:span><text:span text:style-name="T11">-10</text:span><text:span text:style-name="T16">4</text:span><text:span text:style-name="T11"> m. Slide(</text:span><text:span text:style-name="T27"> Microméga TS 2012 p 558)</text:span></text:p>
      <text:p text:style-name="P10"><text:span text:style-name="T27">ex. : ondes radio (de l’ordre de la centaine de MHz (87.5-108MHz)) ; ondes TV </text:span><text:span text:style-name="T21">(30 à 30000 MHz)</text:span></text:p>
      <text:p text:style-name="P15">2 types de traitement du signal : FM : Fréquence modulation, AM. De même pour la télé : TAT (télévision analogique terrestre la vieil télé). TNT (Télévision numérique terrestre le multiplexage et le principe peut être étudié dans le cas de la filière STI2D). </text:p>
      <text:p text:style-name="P2"/>
      <text:p text:style-name="P3">A. Mise en évidence </text:p>
      <text:p text:style-name="P17"><text:a xlink:type="simple" xlink:href="http://www.cea.fr/multimedia/Pages/videos/culture-scientifique/physique-chimie/onde-transport-information.aspx" text:style-name="Internet_20_link" text:visited-style-name="Visited_20_Internet_20_Link"><text:span text:style-name="T31">http://www.cea.fr/multimedia/Pages/videos/culture-scientifique/physique-chimie/onde-transport-information.aspx</text:span></text:a><text:span text:style-name="T31"> </text:span></text:p>
      <text:p text:style-name="P11"><text:span text:style-name="T30">Exp</text:span><text:span text:style-name="T10"> : Activité 2 p542 Hachette : transmettre des infos par ondes hertziennes : </text:span></text:p>
      <text:p text:style-name="P15">On envoie un signal de fréquence 150kHz</text:p>
      <text:p text:style-name="P15">Les antennes à ~qq dizaines de cm l’une de l’autre. GBF : sinusoïdal. La propagation est omnidirectionnelle. Utilisation de 2 oscillos pour observer signal émis sur l’un et signal recu sur l’autre.</text:p>
      <text:p text:style-name="P15">On observe : </text:p>
      <text:list xml:id="list2399640490" text:style-name="L7">
        <text:list-item>
          <text:p text:style-name="P52">L’amplitude du signal reçu &lt; amplitude du signal émis.</text:p>
        </text:list-item>
        <text:list-item>
          <text:p text:style-name="P52">Si on éloigne le câble l'amplitude diminue.</text:p>
        </text:list-item>
      </text:list>
      <text:list xml:id="list3051785665" text:style-name="L8">
        <text:list-item>
          <text:p text:style-name="P53">Si on se déplace de manière circulaire autour de la source l'amplitude reste constante : C'est une propagation omnidirectionnelle.</text:p>
          <text:p text:style-name="P53"/>
          <text:p text:style-name="P53">De plus si on augmente la fréquence on constate que l'amplitude augmente. Ainsi l'atmosphère absorbe moins à hautes fréquences. (En vrai milieu diélectrique donc relation de dispersion complexe mais on peut dire dans tout les cas que cela signifie que pour des grandes fréquences la partie imaginaire de k est nulle et que la vitesse de groupe ne dépend pas de oméga). </text:p>
        </text:list-item>
      </text:list>
      <text:p text:style-name="P15">→ mileu de transmission = atmosphère</text:p>
      <text:p text:style-name="P15">→ Soumis à de nbr perturbations dans l’environnement, l’information est transmise sur une courte distance (trop d’atténuation sinon)</text:p>
      <text:p text:style-name="P21"/>
      <text:p text:style-name="P21">→ Autre inconvénient : Une bande de fréquences spéciﬁque doit être allouée à chaque dispositif lors de la propagation libre. En effet un canal de transmission est défini par la largeur de la bande de fréquence qu’il transmet (bande passante). La transmission libre a des limites car bandes de fréquences allouées pour diverses utilisations ne sont pas infinies =&gt;passage en 2011 à la télévision numérique terrestre (TNT) (bandes de fréquences utilisées plus étroites)</text:p>
      <text:p text:style-name="P2"/>
      <text:p text:style-name="P7"><text:span text:style-name="T4">Transition</text:span><text:span text:style-name="T7"> :Pour pallier ces inconvénients, il est aussi possible de recourir à une autre forme de propagation, dite guidée.</text:span></text:p>
      <text:p text:style-name="P15"/>
      <text:list xml:id="list3439554222" text:style-name="L9">
        <text:list-item>
          <text:p text:style-name="P47">Propagation guidée</text:p>
        </text:list-item>
      </text:list>
      <text:p text:style-name="P30">Milieu de transmission = câble </text:p>
      <text:p text:style-name="P21">=&gt; technologie USB vs technologie Wifi / 3G</text:p>
      <text:list xml:id="list1209724235" text:style-name="WWNum1">
        <text:list-header>
          <text:p text:style-name="P54"><text:span text:style-name="T7">- Pour signaux électriques </text:span><text:span text:style-name="T5">:</text:span><text:span text:style-name="T1"> recours aux câbles électriques torsadés/coaxiaux (slide)</text:span></text:p>
        </text:list-header>
      </text:list>
      <text:p text:style-name="P15">Câbles torsadés: =&gt; liaisons Ethernet. Câble Ethernet = deux fils électriques dans une gaine. Les Câbles blindés pour éviter le bruit.</text:p>
      <text:p text:style-name="P6"><text:span text:style-name="T1">Constitution câbles coaxiaux : - âme = conducteur central ; gaine = isolant </text:span><text:span text:style-name="T3">; </text:span><text:span text:style-name="T1">Les premiers câbles Ethernet étaient coaxiaux </text:span></text:p>
      <text:list xml:id="list132757352633549" text:continue-numbering="true" text:style-name="WWNum1">
        <text:list-header>
          <text:p text:style-name="P55"><text:span text:style-name="T7">- Pour signaux électromagnétiques</text:span><text:span text:style-name="T5"> :</text:span><text:span text:style-name="T7"> recours aux fibres optiques</text:span></text:p>
        </text:list-header>
      </text:list>
      <text:p text:style-name="P32"><text:tab/></text:p>
      <text:p text:style-name="P32"><text:tab/>A. Étude du phénomène pour la fibre optique </text:p>
      <text:p text:style-name="P20"/>
      <text:p text:style-name="P20">Fibre optique = Fil de verre ou de plastique qui peut transmettre des oem (visible ou IR)</text:p>
      <text:p text:style-name="P20"><text:a xlink:type="simple" xlink:href="http://www.sciences.univ-nantes.fr/sites/genevieve_tulloue/optiqueGeo/dioptres/fibre_optique.php" text:style-name="Internet_20_link" text:visited-style-name="Visited_20_Internet_20_Link">http://www.sciences.univ-nantes.fr/sites/genevieve_tulloue/optiqueGeo/dioptres/fibre_optique.php</text:a> </text:p>
      <text:p text:style-name="P37"><text:span text:style-name="T28">Exp</text:span><text:span text:style-name="T9"> : </text:span><text:span text:style-name="T8">Activité 3 p543 Hachette : transmettre des infos par fibre optique (qualitatif)</text:span></text:p>
      <text:p text:style-name="P30"><text:soft-page-break/>Emetteur ici diiode laser qui émet un signal rouge. On va mettre en face le récepteur en utilisant comme canal de transmission l'air.</text:p>
      <text:p text:style-name="P30">Lorsque le récepteur recevra l'information on entendra un son : On remarque qu'on entend le son mais dès qu'on éloigne la source du récepteur (ou l'inverse) le son s'atténue rapidement.</text:p>
      <text:p text:style-name="P30">Donc maintenant on va essayer la fibre optique. On peut mettre les récepteurs où on veut la propagation est bien guidée.</text:p>
      <text:p text:style-name="P30">Comment ça se passe ? </text:p>
      <text:p text:style-name="P30">Son transformé en signal lumineux (via signal électrique) avec une DEL qui s’allume lorsque la tension passe dans la diode. Le générateur, branché sur boitier émetteur, sert à alimenter. La fibre optique transmet vers récepteur, qui est une photodiode</text:p>
      <text:p text:style-name="P30">De quoi c'est fait une fibre optique ? </text:p>
      <text:p text:style-name="P15">Constitution fibres optiques : - cœur = milieu transparent central ; gaine = isolant (slide)</text:p>
      <text:p text:style-name="P9"><text:span text:style-name="T8">Animation :</text:span><text:a xlink:type="simple" xlink:href="http://igm.univ-mlv.fr/~dr/XPOSE2009/Transmission_sur_fibre_optique/typesrecap.html" text:style-name="Internet_20_link" text:visited-style-name="Visited_20_Internet_20_Link"><text:span text:style-name="T6">http://igm.univmlv.fr/~dr/XPOSE2009/Transmission_sur_fibre_optique/typesrecap.html</text:span></text:a></text:p>
      <text:p text:style-name="P6"><text:span text:style-name="T1">=&gt; 3 types de fibres optiques: </text:span><text:span text:style-name="T5">fibres à saut d’indice</text:span><text:span text:style-name="T1"> et </text:span><text:span text:style-name="T5">à gradient d’indice</text:span><text:span text:style-name="T1">, et </text:span><text:span text:style-name="T5">monomodales</text:span><text:span text:style-name="T1">. (slide)</text:span></text:p>
      <text:p text:style-name="P4">Infos sous forme d’oem visible ou proche IR.</text:p>
      <text:p text:style-name="P4">Propagation sur tlongues distances =&gt; tpeu d’atténuation. Mais + cher. Les fibres optiques protègent le signal du bruit</text:p>
      <text:p text:style-name="P4">Indice réfraction cœur &gt; gaine</text:p>
      <text:p text:style-name="P40"/>
      <text:p text:style-name="P40">Cas a et b : les radiations subissent des réflexions =&gt; temps de parcours et trajets différents d’une radiation à l’autre =&gt; perte en signal qui est plus étalé dans le temps.</text:p>
      <text:p text:style-name="P40">Cas a : Multimodale saut d’indice = cœur + gaine d’indices de réfraction différents. réflexions successives dans la fibre. Signal + étalé et atténué dans le temps.</text:p>
      <text:p text:style-name="P41">Cas b : Multimodale gradient d’indice : Indice de réfraction varie continument entre le cœur et l’extérieur =&gt; csq : la lumière déviée vers le centre.</text:p>
      <text:p text:style-name="P41">Cas c : Monomodale peu de réflexions successives et le signal se propage en ligne droite quasiment. Moins d’étalement dans le temps. Utilisé sur longues distances. Dur à mettre en œuvre.</text:p>
      <text:p text:style-name="P15"/>
      <text:p text:style-name="P32"/>
      <text:p text:style-name="P32"><text:tab/>B. Quantification de l'atténuation</text:p>
      <text:p text:style-name="P15">(Slide) graphiques représentent la puissance électrique en sortie de câble Ps (ou lumineuse en sortie de fibre optique) =&gt; dans tous les cas, elle est inférieure à la puissance de signal en entrée Pe</text:p>
      <text:p text:style-name="P15">=&gt; Quelle que soit la propagation de signal, un signal est atténué lors de sa propagation.</text:p>
      <text:p text:style-name="P15">Cela peut être dû à l’absorption : Amplitude diminue lors de la propagation du signal, car l’énergie de ce dernier est absorbée par le milieu dans lequel il se déplace et est retransmise par transfert thermique (effet Joule dans un fil électrique). En plus de cette atténuation, il peut y avoir une perturbation (bruit) causée par les appareils électriques.</text:p>
      <text:p text:style-name="P15">=&gt; cela peut être dû à la diffusion aussi...</text:p>
      <text:p text:style-name="P34"/>
      <text:p text:style-name="P38"><text:span text:style-name="T29">exp</text:span><text:span text:style-name="T1"> : A l'oscilloscope, on visualise l'allure du pulse émis et l'allure du pulse obtenu en sortie de la fibre. Pour avoir le coefficient d'atténuation linéique on divise par la longueur de la fibre qu'on a utilisé</text:span></text:p>
      <text:p text:style-name="P35">+ Incertitude</text:p>
      <text:p text:style-name="P35">On compare avec la valeur des fibres qui passent sous la mer : plus faible et heureusement </text:p>
      <text:p text:style-name="P29">Avantage fibre optique :</text:p>
      <text:p text:style-name="P21">+ : propagation sur de très longues distances =&gt; atténuation plus faible ; sensibilité moindre aux bruits</text:p>
      <text:p text:style-name="P14"><text:span text:style-name="T14">-</text:span><text:span text:style-name="T12"> : cher ! ; difficile à produire.</text:span></text:p>
      <text:p text:style-name="P31"/>
      <text:p text:style-name="P31">Conclusion :</text:p>
      <text:p text:style-name="P36">=&gt; éléments d’une chaîne de transmission </text:p>
      <text:p text:style-name="P36"><text:soft-page-break/>=&gt; abordé divers modes de transmission par propagation de type libre ou guidée </text:p>
      <text:p text:style-name="P5">L’information une fois transmise et reçue peut devoir ensuite être stockée... C’est le cas notamment avec des CD ou des clefs USB par exemple. Sur quels principes reposent le stockage d’informations. Ca c’est ce que nous verrons dans la prochaine leçon !</text:p>
      <text:p text:style-name="P30"/>
      <text:p text:style-name="P33"/>
      <text:p text:style-name="P33"/>
      <text:p text:style-name="P33"/>
      <text:p text:style-name="P33"/>
      <text:p text:style-name="P33"/>
      <text:p text:style-name="P33"/>
      <text:p text:style-name="P33"/>
      <text:p text:style-name="P17">Elément imposé :</text:p>
      <text:p text:style-name="P17"/>
      <text:p text:style-name="P17">Optimisation de la transmission hertzienne (leçon Loic)</text:p>
      <text:p text:style-name="P15"/>
      <text:p text:style-name="P15">On veut porter plus loin ! Donc a priori il va falloir travailler à hautes fréquences car ces dernières semblent moins atténuées par le milieu. </text:p>
      <text:p text:style-name="P15">Pour se faire on va multiplier les signaux par une haute fréquence.</text:p>
      <text:p text:style-name="P15">On utilise pour ça Géogébra logiciel via lequel on calcul le produit entre sin(0.1x) et sin(10x). Et les hautes fréquences jouent le rôle de porteuse pour porter le signal de basse fréquence. </text:p>
      <text:p text:style-name="P15">Ici à l'échelle de notre expérience on va envoyer une basse fréquence connue 440Hz correspondant à un La qu'on multipliera à un signal de hautes fréquences 1MHz via la commande modulation du GBF.</text:p>
      <text:p text:style-name="P15">Du coup sur la radio on va aller chercher la fréquence de 1 MHz avec le poste radio et normalement on entendra le bon son ! </text:p>
      <text:p text:style-name="P15">Des antennes relais prennent le relais et retransmette le signal pour couvrir une nouvelle zone de 500m. </text:p>
      <text:p text:style-name="P15"/>
      <text:p text:style-name="P16"><text:s/>Débit binaire de données numériques</text:p>
      <text:p text:style-name="P21">Caractérise la rapidité d’une transmission numérique.</text:p>
      <text:p text:style-name="P8"><text:span text:style-name="T1">On définit le débit binaire D comme le rapport du nombre de bits émis n pendant la durée </text:span><text:span text:style-name="T20">D</text:span><text:span text:style-name="T1">t :</text:span></text:p>
      <text:p text:style-name="P8"><text:span text:style-name="T1">D = n / </text:span><text:span text:style-name="T20">D</text:span><text:span text:style-name="T1">t (en bit/s)</text:span></text:p>
      <text:p text:style-name="P19">APPLI NUMERIQUE</text:p>
      <text:p text:style-name="P7"><text:span text:style-name="T7">En termes d’OG : Câble coaxial : 10Mbit/s sur 100 m. </text:span><text:span text:style-name="T4">Câble ETHERNET 10 à 1000Mbit/s sur 100 m??</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Questions : </text:p>
      <text:p text:style-name="P26"><text:span text:style-name="T1">- 1ere expérience, quelle est la longueur d’onde a laquelle on travaille ? Remarque par rapport à la propagation ? (on ne la voit pas, on est en régime quasi-stationnaire car longueur d’onde beaucoup plus grande que distance) </text:span><text:span text:style-name="T2">lambda 2km</text:span></text:p>
      <text:p text:style-name="P26"><text:span text:style-name="T1">- Pourquoi propagation libre mauvais ? Ondes sphériques, on perd la majorité du signal, </text:span><text:span text:style-name="T2">1/(r²)</text:span></text:p>
      <text:p text:style-name="P24">- Toujours obligé d’utiliser des cables pour émettre onde directive ? Non on peut utiliser le phénomène de diffraction pour émettre dans une direction - Fréquence télévision ?</text:p>
      <text:p text:style-name="P24">- Ordre de grandeur dès le début - Cable coaxial : 0.2dB/m, au bout de combien de mètres atténuation de moitié ? Fibre optique, environ 15dB/km</text:p>
      <text:p text:style-name="P24">- A dépend vraiment de l ? - Faire modèle montrant que puissance chute exponentiellement avec longueur, alpha revient à donner temps caractéristique</text:p>
      <text:p text:style-name="P24">- Est-ce que atténuation dépend de récepteur ? Il faut mettre récepteur tel que Z=Zcable, pour pas de réflexion</text:p>
      <text:p text:style-name="P24">- Pourquoi multimode pose problème ? Etalement dans le temps, vitesse de propagation différentes et aussi pertes de signal</text:p>
      <text:p text:style-name="P24">- Avantages et inconvénients câble coaxial et tressé ? Cable tressé plus souple</text:p>
      <text:p text:style-name="P24">- Pourquoi coaxial dissipe beaucoup plus que la fibre ? Effet Joule - Transmission numérique, est-ce qu’on envoie des nombres ?</text:p>
      <text:p text:style-name="P24">- Avantage numérique sur analogique ?</text:p>
      <text:p text:style-name="P24">- Quelle est la grandeur physique qui porte l’info ?</text:p>
      <text:p text:style-name="P24"/>
      <text:p text:style-name="P25">Thème "Agir" ? Les élèves doivent être actifs dans la résolution de problème. </text:p>
      <text:p text:style-name="P25">— Quel rôle l’enseignement de la méthode scientifique a dans la formation de futur citoyens ? Esprit critique, vision plus réfléchie des informations qui leurs sont données. Être capables de juger les sources sur leur fiabilité.</text:p>
      <text:p text:style-name="P25">— C’est quoi une onde ? — FM, AM, TNT, TAT ? AM : modulation d’amplitude. FM : modulation en fréquence.</text:p>
      <text:p text:style-name="P25">— Comment fonctionne l’antenne ? On créer un déplacement des charges dedans. Th.G, 16 juin 2019, http://thibault.giauffret.free.fr 39/165</text:p>
      <text:p text:style-name="P25">— Atténuation du signal ? Propagation sphérique =&gt; amplitude divisée par la distance au carré. Conservation de l’énergie.</text:p>
      <text:p text:style-name="P25">— Différence entre l’absorption par les molécules d’air et la diffusion de Rayleigh ?</text:p>
      <text:p text:style-name="P25">— Principe du haut parleur ?</text:p>
      <text:p text:style-name="P25">— Pertes dans la fibre ? Diffusion.</text:p>
      <text:p text:style-name="P25">— Comment réamplifier le signal quand il s’atténue trop ? Répéteurs.</text:p>
      <text:p text:style-name="P25">— Matériau pour la fibre ? Polymères. — Equation de propagation ? Equation de d’Alembert avec B ou E.</text:p>
      <text:p text:style-name="P25">— Problème pédagogique avec l’AM ? Ca n’est plus utilisé.</text:p>
      <text:p text:style-name="P25">— Comment choisir une fibre monomode ou multimode ? Changer la largeur du coeur.</text:p>
      <text:p text:style-name="P25">— Si un terme n’est pas défini dans les objectifs, prévenir que ça sera défini dans la leçon et donner quand même une vague idée de ce que c’est.</text:p>
      <text:p text:style-name="P25">— Trouver une bonne définition pour les ondes.</text:p>
      <text:p text:style-name="P25"><text:s/>— Marteler plus l’intérêt de la modul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3:49:25.10</meta:creation-date>
    <dc:date>2021-04-27T13:27:54.813000000</dc:date>
    <meta:editing-duration>P1DT2H9M6S</meta:editing-duration>
    <meta:editing-cycles>33</meta:editing-cycles>
    <meta:generator>LibreOffice/6.2.8.2$Windows_X86_64 LibreOffice_project/f82ddfca21ebc1e222a662a32b25c0c9d20169ee</meta:generator>
    <meta:document-statistic meta:table-count="1" meta:image-count="0" meta:object-count="0" meta:page-count="6" meta:paragraph-count="160" meta:word-count="2571" meta:character-count="16062" meta:non-whitespace-character-count="13617"/>
  </office:meta>
</office:document-meta>
</file>